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68mm" style:rel-column-width="26212*"/>
    </style:style>
    <style:style style:name="Tabelle1.B" style:family="table-column">
      <style:table-column-properties style:column-width="51.01mm" style:rel-column-width="19664*"/>
    </style:style>
    <style:style style:name="Tabelle1.C" style:family="table-column">
      <style:table-column-properties style:column-width="50.99mm" style:rel-column-width="19659*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68mm" style:rel-column-width="26212*"/>
    </style:style>
    <style:style style:name="Tabelle2.B" style:family="table-column">
      <style:table-column-properties style:column-width="51.01mm" style:rel-column-width="19664*"/>
    </style:style>
    <style:style style:name="Tabelle2.C" style:family="table-column">
      <style:table-column-properties style:column-width="50.99mm" style:rel-column-width="19659*"/>
    </style:style>
    <style:style style:name="Tabelle2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56.67mm" style:rel-column-width="21845*"/>
    </style:style>
    <style:style style:name="Tabelle3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 style:master-page-name="">
      <style:paragraph-properties style:page-number="auto" fo:padding="0m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text:display="none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0%" fo:padding="0mm" fo:border="none" style:shadow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64481224" text:id="ct164481224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73015848" text:id="ct173015848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72965416" text:id="ct172965416">
          <text:insertion>
            <office:change-info>
              <dc:creator>Luc Saffre</dc:creator>
              <dc:date>2011-06-23T08:20:00</dc:date>
            </office:change-info>
          </text:insertion>
        </text:changed-region>
        <text:changed-region xml:id="ct170631200" text:id="ct170631200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70631296" text:id="ct170631296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64101944" text:id="ct164101944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72869800" text:id="ct172869800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75062904" text:id="ct175062904">
          <text:insertion>
            <office:change-info>
              <dc:creator>Luc Saffre</dc:creator>
              <dc:date>2011-06-15T20:56:00</dc:date>
            </office:change-info>
          </text:insertion>
        </text:changed-region>
        <text:changed-region xml:id="ct168013008" text:id="ct168013008">
          <text:insertion>
            <office:change-info>
              <dc:creator>Luc Saffre</dc:creator>
              <dc:date>2011-06-15T20:57:00</dc:date>
            </office:change-info>
          </text:insertion>
        </text:changed-region>
        <text:changed-region xml:id="ct168012800" text:id="ct168012800">
          <text:insertion>
            <office:change-info>
              <dc:creator>Luc Saffre</dc:creator>
              <dc:date>2011-06-15T20:57:00</dc:date>
            </office:change-info>
          </text:insertion>
        </text:changed-region>
        <text:changed-region xml:id="ct172869384" text:id="ct172869384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72938760" text:id="ct172938760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72824512" text:id="ct172824512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3444104" text:id="ct163444104">
          <text:insertion>
            <office:change-info>
              <dc:creator>Luc Saffre</dc:creator>
              <dc:date>2011-06-15T21:02:00</dc:date>
            </office:change-info>
          </text:insertion>
        </text:changed-region>
        <text:changed-region xml:id="ct172957048" text:id="ct172957048">
          <text:insertion>
            <office:change-info>
              <dc:creator>Luc Saffre</dc:creator>
              <dc:date>2011-06-15T21:03:00</dc:date>
            </office:change-info>
          </text:insertion>
        </text:changed-region>
        <text:changed-region xml:id="ct163694184" text:id="ct163694184">
          <text:insertion>
            <office:change-info>
              <dc:creator>Luc Saffre</dc:creator>
              <dc:date>2011-06-15T21:04:00</dc:date>
            </office:change-info>
          </text:insertion>
        </text:changed-region>
        <text:changed-region xml:id="ct166101520" text:id="ct166101520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63025888" text:id="ct163025888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72727992" text:id="ct17272799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8011496" text:id="ct168011496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70684016" text:id="ct170684016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70684112" text:id="ct170684112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65903000" text:id="ct165903000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74717520" text:id="ct174717520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5668912" text:id="ct165668912">
          <text:insertion>
            <office:change-info>
              <dc:creator>Gerd Xhonneux</dc:creator>
              <dc:date>2011-01-11T08:53:00</dc:date>
            </office:change-info>
          </text:insertion>
        </text:changed-region>
        <text:changed-region xml:id="ct172652632" text:id="ct172652632">
          <text:insertion>
            <office:change-info>
              <dc:creator>Gerd Xhonneux</dc:creator>
              <dc:date>2011-01-11T08:57:00</dc:date>
            </office:change-info>
          </text:insertion>
        </text:changed-region>
        <text:changed-region xml:id="ct172787448" text:id="ct172787448">
          <text:insertion>
            <office:change-info>
              <dc:creator>Luc Saffre</dc:creator>
              <dc:date>2011-06-22T18:24:00</dc:date>
            </office:change-info>
          </text:insertion>
        </text:changed-region>
        <text:changed-region xml:id="ct172728288" text:id="ct172728288">
          <text:insertion>
            <office:change-info>
              <dc:creator>Gerd Xhonneux</dc:creator>
              <dc:date>2011-02-18T09:34:00</dc:date>
            </office:change-info>
          </text:insertion>
        </text:changed-region>
        <text:changed-region xml:id="ct168033640" text:id="ct168033640">
          <text:insertion>
            <office:change-info>
              <dc:creator>Gerd Xhonneux</dc:creator>
              <dc:date>2011-02-18T09:35:00</dc:date>
            </office:change-info>
          </text:insertion>
        </text:changed-region>
        <text:changed-region xml:id="ct163694056" text:id="ct163694056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72910824" text:id="ct172910824">
          <text:insertion>
            <office:change-info>
              <dc:creator>Luc Saffre</dc:creator>
              <dc:date>2011-11-29T16:45:00</dc:date>
            </office:change-info>
          </text:insertion>
        </text:changed-region>
        <text:changed-region xml:id="ct172728384" text:id="ct172728384">
          <text:insertion>
            <office:change-info>
              <dc:creator>Luc Saffre</dc:creator>
              <dc:date>2011-11-18T0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164481224"/>self.type<text:change-end text:change-id="ct164481224"/></text:p>
      <text:p text:style-name="P1"/>
      <text:p text:style-name="P1"/>
      <text:p text:style-name="P1"/>
      <text:p text:style-name="P5">Personalien</text:p>
      <text:p text:style-name="P3"><draw:frame draw:style-name="fr1" draw:name="Rahmen1" text:anchor-type="char" svg:x="134.2mm" svg:y="0.3mm" svg:width="36mm" svg:height="47.11mm" draw:z-index="0"><draw:text-box><text:p text:style-name="P4"><office:annotation><dc:creator>Gerd Xhonneux</dc:creator><dc:date>2011-01-07T09:07:35</dc:date><text:p text:style-name="P9"><text:span text:style-name="T2">do text </text:span></text:p><text:p text:style-name="P9"><text:span text:style-name="T2">from document(at=self.owner.get_image_path(),anchor="as-char")</text:span></text:p></office:annotation></text:p></draw:text-box></draw:frame></text:p>
      <text:p text:style-name="P1"><text:conditional-text text:condition="ooow:true" text:string-value-if-true="&quot;self.owner.get_full_name(nominative=True)&quot;" text:string-value-if-false="">self.owner.get_full_name(nominative=True)</text:conditional-text> </text:p>
      <text:p text:style-name="P1"><text:conditional-text text:condition="ooow:true" text:string-value-if-true="&quot;self.owner.street&quot;" text:string-value-if-false="">self.owner.street</text:conditional-text> <text:conditional-text text:condition="ooow:true" text:string-value-if-true="&quot;self.owner.street_no&quot;" text:string-value-if-false="">self.owner.street_no</text:conditional-text> <text:s/><text:conditional-text text:condition="ooow:true" text:string-value-if-true="&quot;self.owner.street_box&quot;" text:string-value-if-false="">self.owner.street_box</text:conditional-text></text:p>
      <text:p text:style-name="P1">self.owner<text:change-start text:change-id="ct173015848"/>.zip_code<text:change-end text:change-id="ct173015848"/> self.owner<text:change-start text:change-id="ct172965416"/>.city<text:change-end text:change-id="ct172965416"/> </text:p>
      <text:p text:style-name="P1"/>
      <text:p text:style-name="P1"><office:annotation><dc:creator>Luc Saffre</dc:creator><dc:date>2011-11-18T09:25:52</dc:date><text:p text:style-name="P10"><text:span text:style-name="T3">do text if self.owner.phone</text:span></text:p></office:annotation>Telefon: self.owner<text:change-start text:change-id="ct170631200"/>.phone<text:change-end text:change-id="ct170631200"/></text:p>
      <text:p text:style-name="P1"><office:annotation><dc:creator>Luc Saffre</dc:creator><dc:date>2011-11-18T09:26:11</dc:date><text:p text:style-name="P10"><text:span text:style-name="T2">do text if self.owner.gsm</text:span></text:p></office:annotation>Handy: self.owner<text:change-start text:change-id="ct170631296"/>.gsm<text:change-end text:change-id="ct170631296"/></text:p>
      <text:p text:style-name="P1">E-<office:annotation><dc:creator>Luc Saffre</dc:creator><dc:date>2011-11-18T09:26:21</dc:date><text:p text:style-name="P10"><text:span text:style-name="T2">do text if self.owner.email</text:span></text:p></office:annotation>Mail: self.owner<text:change-start text:change-id="ct164101944"/>.email<text:change-end text:change-id="ct164101944"/></text:p>
      <text:p text:style-name="P1"/>
      <text:p text:style-name="P1">Geboren am <text:change-start text:change-id="ct172869800"/>dtos(<text:change-end text:change-id="ct172869800"/>self.owner<text:change-start text:change-id="ct175062904"/>.birth_date)<text:change-end text:change-id="ct175062904"/> in self.owner<text:change-start text:change-id="ct168013008"/>.birth_place<text:change-end text:change-id="ct168013008"/> (self.owner<text:change-start text:change-id="ct168012800"/>.birth_country<text:change-end text:change-id="ct168012800"/>)</text:p>
      <text:p text:style-name="P1"/>
      <text:p text:style-name="P1"><text:change-start text:change-id="ct172869384"/>pp.property<text:change-end text:change-id="ct172869384"/> :<office:annotation><dc:creator>Luc Saffre</dc:creator><dc:date>2011-11-18T08:33:09</dc:date><text:p text:style-name="P10"><text:span text:style-name="T3">do text for pp in list(self.owner.properties_list(6,24,25))</text:span></text:p><text:p text:style-name="P10"><text:span text:style-name="T3"/></text:p></office:annotation><text:change-start text:change-id="ct172938760"/> pp<text:change-end text:change-id="ct172938760"/> <text:change-start text:change-id="ct172824512"/>iif(pp.remark,pp.remark ,"")<text:change-end text:change-id="ct172824512"/></text:p>
      <text:p text:style-name="P1"/>
      <text:p text:style-name="P5">Schulischer Werdegang und Berufliche Ausbild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Von</text:p>
          </table:table-cell>
          <table:table-cell table:style-name="Tabelle1.A1" office:value-type="string">
            <text:p text:style-name="P7">Was</text:p>
          </table:table-cell>
          <table:table-cell table:style-name="Tabelle1.A1" office:value-type="string">
            <text:p text:style-name="P7">Wo</text:p>
          </table:table-cell>
        </table:table-row>
        <table:table-row>
          <table:table-cell table:style-name="Tabelle1.A1" office:value-type="string">
            <text:p text:style-name="P6"><text:change-start text:change-id="ct163444104"/>dtomy(row.started)<text:change-end text:change-id="ct163444104"/> - <text:change-start text:change-id="ct172957048"/>dtomy(row.stopped)<text:change-end text:change-id="ct172957048"/><text:change-start text:change-id="ct163694184"/><office:annotation><dc:creator>Luc Saffre</dc:creator><dc:date>2011-06-15T21:04:10</dc:date><text:p><text:span text:style-name="T3">do row for row in self.owner.study_set.reverse()</text:span></text:p></office:annotation><text:change-end text:change-id="ct163694184"/></text:p>
          </table:table-cell>
          <table:table-cell table:style-name="Tabelle1.A1" office:value-type="string">
            <text:p text:style-name="P6"><text:change-start text:change-id="ct166101520"/>row.type<text:change-end text:change-id="ct166101520"/> <text:change-start text:change-id="ct163025888"/>row.content<text:change-end text:change-id="ct163025888"/> </text:p>
          </table:table-cell>
          <table:table-cell table:style-name="Tabelle1.A1" office:value-type="string">
            <text:p text:style-name="P6"><text:change-start text:change-id="ct172727992"/>row.school<text:change-end text:change-id="ct172727992"/> <text:change-start text:change-id="ct168011496"/>row.city<text:change-end text:change-id="ct168011496"/> </text:p>
          </table:table-cell>
        </table:table-row>
      </table:table>
      <text:p text:style-name="P1"/>
      <text:p text:style-name="P1"/>
      <text:p text:style-name="P5">Berufliche Erfahrungen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Von</text:p>
          </table:table-cell>
          <table:table-cell table:style-name="Tabelle2.A1" office:value-type="string">
            <text:p text:style-name="P7">Wo</text:p>
          </table:table-cell>
          <table:table-cell table:style-name="Tabelle2.A1" office:value-type="string">
            <text:p text:style-name="P7">Was</text:p>
          </table:table-cell>
        </table:table-row>
        <table:table-row>
          <table:table-cell table:style-name="Tabelle2.A1" office:value-type="string">
            <text:p text:style-name="P6"><text:change-start text:change-id="ct170684016"/>dtomy(row.started)<text:change-end text:change-id="ct170684016"/> - <text:change-start text:change-id="ct170684112"/>dtomy(row.stopped)<text:change-end text:change-id="ct170684112"/></text:p>
          </table:table-cell>
          <table:table-cell table:style-name="Tabelle2.A1" office:value-type="string">
            <text:p text:style-name="P6"><text:change-start text:change-id="ct165903000"/>row.company<text:change-end text:change-id="ct165903000"/> <text:change-start text:change-id="ct174717520"/>row.country<text:change-end text:change-id="ct174717520"/> </text:p>
          </table:table-cell>
          <table:table-cell table:style-name="Tabelle2.A1" office:value-type="string">
            <text:p text:style-name="P6"><text:change-start text:change-id="ct165668912"/>row.title<text:change-end text:change-id="ct165668912"/> <office:annotation><dc:creator>Luc Saffre</dc:creator><dc:date>2011-06-15T21:28:05</dc:date><text:p text:style-name="P10"><text:span text:style-name="T2">do row for row in self.owner.experience_set.reverse()</text:span></text:p></office:annotation></text:p>
          </table:table-cell>
        </table:table-row>
      </table:table>
      <text:p text:style-name="P1"/>
      <text:p text:style-name="P1"/>
      <text:p text:style-name="P5">Sprachkenntnisse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8"/>
          </table:table-cell>
          <table:table-cell table:style-name="Tabelle3.A1" office:value-type="string">
            <text:p text:style-name="P8">Wort</text:p>
          </table:table-cell>
          <table:table-cell table:style-name="Tabelle3.A1" office:value-type="string">
            <text:p text:style-name="P8">Schrift</text:p>
          </table:table-cell>
        </table:table-row>
        <table:table-row>
          <table:table-cell table:style-name="Tabelle3.A1" office:value-type="string">
            <text:p text:style-name="P8"><text:change-start text:change-id="ct172652632"/>row.language<text:change-end text:change-id="ct172652632"/> <text:change-start text:change-id="ct172787448"/><text:span text:style-name="T1">iif(row.native," (Muttersprache)","")</text:span><text:change-end text:change-id="ct172787448"/></text:p>
          </table:table-cell>
          <table:table-cell table:style-name="Tabelle3.A1" office:value-type="string">
            <text:p text:style-name="P6"><text:change-start text:change-id="ct172728288"/>row.spoken<text:change-end text:change-id="ct172728288"/></text:p>
          </table:table-cell>
          <table:table-cell table:style-name="Tabelle3.A1" office:value-type="string">
            <text:p text:style-name="P6"><text:change-start text:change-id="ct168033640"/>row.written<text:change-end text:change-id="ct168033640"/> <office:annotation><dc:creator>Luc Saffre</dc:creator><dc:date>2011-06-22T18:13:21</dc:date><text:p text:style-name="P10"><text:span text:style-name="T2">do row for row in self.owner.languageknowledge_set.all()</text:span></text:p></office:annotation></text:p>
          </table:table-cell>
        </table:table-row>
      </table:table>
      <text:p text:style-name="P1"/>
      <text:p text:style-name="P1"/>
      <text:p text:style-name="P5">Sonstiges</text:p>
      <text:p text:style-name="P1"/>
      <text:p text:style-name="P1"><text:change-start text:change-id="ct163694056"/>pp.property<text:change-end text:change-id="ct163694056"/> :<office:annotation><dc:creator>Luc Saffre</dc:creator><dc:date>2011-11-18T08:33:09</dc:date><text:p text:style-name="P10"><text:span text:style-name="T3">do text for pp in list(self.owner.properties_list(68,35))</text:span></text:p><text:p text:style-name="P10"><text:span text:style-name="T3"/></text:p></office:annotation> <text:change-start text:change-id="ct172910824"/>pp<text:change-end text:change-id="ct172910824"/> <text:change-start text:change-id="ct172728384"/>iif(pp.remark,"("+pp.remark+")" ,"")<text:change-end text:change-id="ct172728384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4-02-10T21:56:44.858046565</dc:date>
    <dc:creator>Luc Saffre</dc:creator>
    <meta:editing-duration>PT9H8M15S</meta:editing-duration>
    <meta:editing-cycles>74</meta:editing-cycles>
    <meta:generator>LibreOffice/4.1.3.2$Linux_x86 LibreOffice_project/410m0$Build-2</meta:generator>
    <meta:document-statistic meta:table-count="3" meta:image-count="0" meta:object-count="0" meta:page-count="1" meta:paragraph-count="27" meta:word-count="57" meta:character-count="686" meta:non-whitespace-character-count="645"/>
  </office:meta>
</office:document-meta>
</file>